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359in" style:rel-column-width="60178*"/>
    </style:style>
    <style:style style:name="Table1.B" style:family="table-column">
      <style:table-column-properties style:column-width="0.566in" style:rel-column-width="535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208in" style:rel-column-width="8714*"/>
    </style:style>
    <style:style style:name="Table2.B" style:family="table-column">
      <style:table-column-properties style:column-width="0.2056in" style:rel-column-width="1945*"/>
    </style:style>
    <style:style style:name="Table2.C" style:family="table-column">
      <style:table-column-properties style:column-width="3.1854in" style:rel-column-width="30145*"/>
    </style:style>
    <style:style style:name="Table2.D" style:family="table-column">
      <style:table-column-properties style:column-width="2.6132in" style:rel-column-width="24731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1139in" table:align="right"/>
    </style:style>
    <style:style style:name="Table3.A" style:family="table-column">
      <style:table-column-properties style:column-width="6.1139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1139in" table:align="right"/>
    </style:style>
    <style:style style:name="Table4.A" style:family="table-column">
      <style:table-column-properties style:column-width="6.1139in"/>
    </style:style>
    <style:style style:name="Table4.A1" style:family="table-cell">
      <style:table-cell-properties fo:padding="0.0382in" fo:border="none"/>
    </style:style>
    <style:style style:name="Table7" style:family="table">
      <style:table-properties style:width="6.1139in" table:align="right"/>
    </style:style>
    <style:style style:name="Table7.A" style:family="table-column">
      <style:table-column-properties style:column-width="6.1139in"/>
    </style:style>
    <style:style style:name="Table7.A1" style:family="table-cell">
      <style:table-cell-properties fo:padding="0.0382in" fo:border="none"/>
    </style:style>
    <style:style style:name="Table5" style:family="table">
      <style:table-properties style:width="5.5688in" table:align="right"/>
    </style:style>
    <style:style style:name="Table5.A" style:family="table-column">
      <style:table-column-properties style:column-width="5.5688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>
        <style:tab-stops>
          <style:tab-stop style:position="3.3311in"/>
        </style:tab-stops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{kejaksaan}</text:p>
          </table:table-cell>
          <table:table-cell table:style-name="Table1.A1" office:value-type="string">
            <text:p text:style-name="P2">B-11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Nomor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nomor}</text:p>
          </table:table-cell>
          <table:table-cell table:style-name="Table2.A1" office:value-type="string">
            <text:p text:style-name="P2">KEPADA YTH :</text:p>
          </table:table-cell>
        </table:table-row>
        <table:table-row>
          <table:table-cell table:style-name="Table2.A1" office:value-type="string">
            <text:p text:style-name="Table_20_Contents">Sifat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sifat}</text:p>
          </table:table-cell>
          <table:table-cell table:style-name="Table2.A1" office:value-type="string">
            <text:p text:style-name="P2">{kepada}</text:p>
            <text:p text:style-name="P2"/>
          </table:table-cell>
        </table:table-row>
        <table:table-row>
          <table:table-cell table:style-name="Table2.A1" office:value-type="string">
            <text:p text:style-name="Table_20_Contents">Lampiran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lampiran}</text:p>
          </table:table-cell>
          <table:table-cell table:style-name="Table2.A1" office:value-type="string">
            <text:p text:style-name="P2">DI-</text:p>
          </table:table-cell>
        </table:table-row>
        <table:table-row>
          <table:table-cell table:style-name="Table2.A1" office:value-type="string">
            <text:p text:style-name="Table_20_Contents">Perihal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Laporan Pelaksanaan lelang benda sitaan/barang bukti berdasarkan pasal 45 KUHAP.</text:p>
            <text:p text:style-name="Table_20_Contents">{barbuk}</text:p>
          </table:table-cell>
          <table:table-cell table:style-name="Table2.A1" office:value-type="string">
            <text:p text:style-name="P2">{ditempat}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5"><text:s text:c="12"/>Berdasarkan Surat Perintah Kepala {kepala} / Penetapan Ketua Pengadilan Negeri/Ekonomi di {lokasi_pengadilan} nomor : {nomor} tanggal : {tanggal} bersama ini kami laporkan dengan hormat bahwa telah dilaksanakan pelelangan terhadap benda sitaan/barang bukti dalam perkara atas nama tersangka/terdakwa {nama_tersangka} berupa : {barbuk_berupa} Register Bukti No. {register_barbuk} yang pelelangannya dilaksanakan dengan Perantaraan Kantor Lelang Negara di {pelaksanaan_lelang} pada tanggal {tanggal_lelang}.</text:p>
          </table:table-cell>
        </table:table-row>
      </table:table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s text:c="12"/>Hasil pelelangan sebesar Rp. {total_rupiah} telah dititipkan ke Bank {bank}dengan Berita Acara penitipan {ba_penitipan} tanggal {tanggal_ba}, akan dijadikan barang bukti (pengganti) dalam proses penyelesaian lebih lanjut perkara pidana {perkara} An. Tersangka/terdakwa {nama_tersangka2}</text:p>
          </table:table-cell>
        </table:table-row>
      </table:table>
      <text:p text:style-name="Standard"/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s text:c="12"/>Untuk jelasnya kami lampirkan surat-surat sebagai berikut :</text:p>
            <text:p text:style-name="Table_20_Contents">1. Surat Perintah Kepala {kepala2} / Penetapan Ketua Pengadilan Negeri/Ekonomi {lokasi_pengadilan2}</text:p>
            <text:p text:style-name="Table_20_Contents">2. Persetujuan tersangka / terdakwa nomor {no_persetujuan} tanggal {tanggal_persetujuan}.</text:p>
            <text:p text:style-name="Table_20_Contents">3. Risalah lelang dari Kantor Lelang Negara {pelaksanaan_lelang2} nomor {nomor_lelang}.</text:p>
            <text:p text:style-name="Table_20_Contents">4. Berita Acara Penitipan benda sitaan / barang bukti hasil lelang tanggal {tanggal_ba2}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Demikian agar bapak maklum.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3">{Kejaksaan}</text:p>
            <text:p text:style-name="P3">SELAKU PENUNTUT UMUM</text:p>
            <text:p text:style-name="P3"/>
            <text:p text:style-name="P3"/>
            <text:p text:style-name="P3"/>
            <text:p text:style-name="P3"/>
            <text:p text:style-name="P3"/>
            <text:p text:style-name="P4"><text:bookmark-start text:name="__DdeLink__3149_1851845632"/>{nama_penandatangan}</text:p>
            <text:p text:style-name="P3">{pangkat}NIP.{nip_penandatangan}<text:bookmark-end text:name="__DdeLink__3149_1851845632"/></text:p>
          </table:table-cell>
        </table:table-row>
      </table:table>
      <text:p text:style-name="P1"><text:soft-page-break/>Tembusan </text:p>
      <text:p text:style-name="P1">[!-- BEGIN tembusan --] </text:p>
      <text:p text:style-name="P1">{urutan_tembusan}. {nama_tembusan}</text:p>
      <text:p text:style-name="P1">[!-- END tembusan --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8T14:37:02.39</meta:creation-date>
    <dc:date>2016-06-21T10:51:27.15</dc:date>
    <meta:editing-duration>PT1H12M54S</meta:editing-duration>
    <meta:editing-cycles>15</meta:editing-cycles>
    <meta:generator>OpenOffice/4.1.1$Win32 OpenOffice.org_project/411m6$Build-9775</meta:generator>
    <meta:document-statistic meta:table-count="7" meta:image-count="0" meta:object-count="0" meta:page-count="2" meta:paragraph-count="35" meta:word-count="194" meta:character-count="1636"/>
    <dc:creator>hadi wibowo</dc:creator>
  </office:meta>
</office:document-meta>
</file>